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1839a3" officeooo:paragraph-rsid="001839a3" style:font-size-asian="18pt" style:font-size-complex="18pt"/>
    </style:style>
    <style:style style:name="P2" style:family="paragraph" style:parent-style-name="Standard">
      <style:text-properties fo:font-size="18pt" officeooo:rsid="001958ec" officeooo:paragraph-rsid="001958ec" style:font-size-asian="18pt" style:font-size-complex="18pt"/>
    </style:style>
    <style:style style:name="P3" style:family="paragraph" style:parent-style-name="Standard">
      <style:text-properties fo:font-size="18pt" officeooo:rsid="001b4d49" officeooo:paragraph-rsid="001b4d49" style:font-size-asian="18pt" style:font-size-complex="18pt"/>
    </style:style>
    <style:style style:name="P4" style:family="paragraph" style:parent-style-name="Standard">
      <style:text-properties fo:font-size="18pt" officeooo:rsid="001e17a4" officeooo:paragraph-rsid="001e17a4" style:font-size-asian="18pt" style:font-size-complex="18pt"/>
    </style:style>
    <style:style style:name="P5" style:family="paragraph" style:parent-style-name="Standard">
      <style:paragraph-properties fo:text-align="start" style:justify-single-word="false"/>
      <style:text-properties fo:font-size="18pt" fo:font-weight="bold" officeooo:rsid="00244ba0" officeooo:paragraph-rsid="00333ad2"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officeooo:rsid="00244ba0" officeooo:paragraph-rsid="00333ad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4f25c" officeooo:paragraph-rsid="0024f25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4f25c" officeooo:paragraph-rsid="00333ad2"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266b53" officeooo:paragraph-rsid="00266b53"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27941f" officeooo:paragraph-rsid="0027941f"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295e7b" officeooo:paragraph-rsid="00295e7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fa8c2" officeooo:paragraph-rsid="00333ad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27107" officeooo:paragraph-rsid="00333ad2"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358fc3" officeooo:paragraph-rsid="00358fc3"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358fc3" officeooo:paragraph-rsid="0038fc54"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3adf4c" officeooo:paragraph-rsid="003adf4c"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3cb17b" officeooo:paragraph-rsid="003cb17b"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3cb5fa" officeooo:paragraph-rsid="003cb5fa"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3e3e4f" officeooo:paragraph-rsid="003e3e4f" style:font-size-asian="15.75pt" style:font-weight-asian="normal" style:font-size-complex="18pt" style:font-weight-complex="normal"/>
    </style:style>
    <style:style style:name="P20" style:family="paragraph" style:parent-style-name="Standard">
      <style:text-properties fo:font-size="28pt" officeooo:rsid="002197f7" officeooo:paragraph-rsid="002197f7" style:font-size-asian="28pt" style:font-size-complex="28pt"/>
    </style:style>
    <style:style style:name="P21" style:family="paragraph" style:parent-style-name="Standard">
      <style:text-properties fo:font-size="28pt" officeooo:rsid="00223318" officeooo:paragraph-rsid="00223318" style:font-size-asian="28pt" style:font-size-complex="28pt"/>
    </style:style>
    <style:style style:name="P22" style:family="paragraph" style:parent-style-name="Standard">
      <style:text-properties fo:font-size="28pt" officeooo:rsid="0022cb03" officeooo:paragraph-rsid="0022cb03" style:font-size-asian="28pt" style:font-size-complex="28pt"/>
    </style:style>
    <style:style style:name="P23" style:family="paragraph" style:parent-style-name="Standard">
      <style:paragraph-properties fo:text-align="center" style:justify-single-word="false"/>
      <style:text-properties fo:font-size="28pt" fo:font-style="normal" fo:font-weight="bold" officeooo:rsid="001b4d49" officeooo:paragraph-rsid="001b4d49" style:font-size-asian="28pt" style:font-style-asian="normal" style:font-weight-asian="bold" style:font-size-complex="28pt" style:font-style-complex="normal" style:font-weight-complex="bold"/>
    </style:style>
    <style:style style:name="P24" style:family="paragraph" style:parent-style-name="Standard">
      <style:paragraph-properties fo:text-align="center" style:justify-single-word="false"/>
      <style:text-properties fo:font-size="28pt" fo:font-weight="bold" officeooo:rsid="001839a3" officeooo:paragraph-rsid="001839a3" style:font-size-asian="28pt" style:font-weight-asian="bold" style:font-size-complex="28pt" style:font-weight-complex="bold"/>
    </style:style>
    <style:style style:name="P25" style:family="paragraph" style:parent-style-name="Standard">
      <style:paragraph-properties fo:text-align="center" style:justify-single-word="false"/>
      <style:text-properties fo:font-size="28pt" fo:font-weight="bold" officeooo:rsid="002197f7" officeooo:paragraph-rsid="002197f7" style:font-size-asian="28pt" style:font-weight-asian="bold" style:font-size-complex="28pt" style:font-weight-complex="bold"/>
    </style:style>
    <style:style style:name="P26" style:family="paragraph" style:parent-style-name="Standard">
      <style:paragraph-properties fo:text-align="center" style:justify-single-word="false"/>
      <style:text-properties fo:font-size="28pt" fo:font-weight="bold" officeooo:rsid="00244ba0" officeooo:paragraph-rsid="00333ad2" style:font-size-asian="28pt" style:font-weight-asian="bold" style:font-size-complex="28pt" style:font-weight-complex="bold"/>
    </style:style>
    <style:style style:name="P27" style:family="paragraph" style:parent-style-name="Standard">
      <style:paragraph-properties fo:text-align="center" style:justify-single-word="false"/>
      <style:text-properties fo:font-size="28pt" fo:font-weight="bold" officeooo:rsid="003cb5fa" officeooo:paragraph-rsid="003cb5fa" style:font-size-asian="28pt" style:font-weight-asian="bold" style:font-size-complex="28pt" style:font-weight-complex="bold"/>
    </style:style>
    <style:style style:name="P28" style:family="paragraph" style:parent-style-name="Standard">
      <style:paragraph-properties fo:text-align="center" style:justify-single-word="false"/>
      <style:text-properties fo:font-size="28pt" fo:font-weight="bold" officeooo:rsid="00266b53" officeooo:paragraph-rsid="00266b53" style:font-size-asian="24.5pt" style:font-weight-asian="bold" style:font-size-complex="28pt" style:font-weight-complex="bold"/>
    </style:style>
    <style:style style:name="P29" style:family="paragraph" style:parent-style-name="Standard">
      <style:paragraph-properties fo:text-align="center" style:justify-single-word="false"/>
      <style:text-properties fo:font-size="28pt" fo:font-weight="bold" officeooo:rsid="002e88c9" officeooo:paragraph-rsid="002e88c9" style:font-size-asian="24.5pt" style:font-weight-asian="bold" style:font-size-complex="28pt" style:font-weight-complex="bold"/>
    </style:style>
    <style:style style:name="P30" style:family="paragraph" style:parent-style-name="Standard">
      <style:paragraph-properties fo:text-align="start" style:justify-single-word="false"/>
      <style:text-properties fo:font-size="28pt" fo:font-weight="bold" officeooo:rsid="002e88c9" officeooo:paragraph-rsid="002e88c9" style:font-size-asian="24.5pt" style:font-weight-asian="bold" style:font-size-complex="28pt" style:font-weight-complex="bold"/>
    </style:style>
    <style:style style:name="P31" style:family="paragraph" style:parent-style-name="Standard">
      <style:paragraph-properties fo:text-align="center" style:justify-single-word="false"/>
      <style:text-properties fo:font-size="28pt" fo:font-weight="bold" officeooo:rsid="002fa8c2" officeooo:paragraph-rsid="00333ad2" style:font-size-asian="24.5pt" style:font-weight-asian="bold" style:font-size-complex="28pt" style:font-weight-complex="bold"/>
    </style:style>
    <style:style style:name="P32" style:family="paragraph" style:parent-style-name="Standard">
      <style:paragraph-properties fo:text-align="center" style:justify-single-word="false"/>
      <style:text-properties fo:font-size="28pt" fo:font-weight="bold" officeooo:rsid="00358fc3" officeooo:paragraph-rsid="00358fc3" style:font-size-asian="24.5pt" style:font-weight-asian="bold" style:font-size-complex="28pt" style:font-weight-complex="bold"/>
    </style:style>
    <style:style style:name="P33" style:family="paragraph" style:parent-style-name="Standard">
      <style:paragraph-properties fo:text-align="center" style:justify-single-word="false"/>
      <style:text-properties fo:font-size="28pt" fo:font-weight="bold" officeooo:rsid="003adf4c" officeooo:paragraph-rsid="003adf4c" style:font-size-asian="24.5pt" style:font-weight-asian="bold" style:font-size-complex="28pt" style:font-weight-complex="bold"/>
    </style:style>
    <style:style style:name="P34" style:family="paragraph" style:parent-style-name="Standard">
      <style:paragraph-properties fo:text-align="center" style:justify-single-word="false"/>
      <style:text-properties fo:font-size="28pt" fo:font-weight="bold" officeooo:rsid="003cb17b" officeooo:paragraph-rsid="003cb17b" style:font-size-asian="24.5pt" style:font-weight-asian="bold" style:font-size-complex="28pt" style:font-weight-complex="bold"/>
    </style:style>
    <style:style style:name="T1" style:family="text">
      <style:text-properties officeooo:rsid="0018ea8a"/>
    </style:style>
    <style:style style:name="T2" style:family="text">
      <style:text-properties officeooo:rsid="001958ec"/>
    </style:style>
    <style:style style:name="T3" style:family="text">
      <style:text-properties officeooo:rsid="001cb6aa"/>
    </style:style>
    <style:style style:name="T4" style:family="text">
      <style:text-properties officeooo:rsid="001fc300"/>
    </style:style>
    <style:style style:name="T5" style:family="text">
      <style:text-properties fo:font-size="18pt" style:font-size-asian="15.75pt" style:font-size-complex="18pt"/>
    </style:style>
    <style:style style:name="T6" style:family="text">
      <style:text-properties fo:font-size="18pt" officeooo:rsid="00223318" style:font-size-asian="15.75pt" style:font-size-complex="18pt"/>
    </style:style>
    <style:style style:name="T7" style:family="text">
      <style:text-properties fo:font-size="18pt" fo:font-weight="normal" style:font-size-asian="15.75pt" style:font-weight-asian="normal" style:font-size-complex="18pt" style:font-weight-complex="normal"/>
    </style:style>
    <style:style style:name="T8" style:family="text">
      <style:text-properties officeooo:rsid="002a52fb"/>
    </style:style>
    <style:style style:name="T9" style:family="text">
      <style:text-properties fo:font-weight="bold" style:font-weight-asian="bold" style:font-weight-complex="bold"/>
    </style:style>
    <style:style style:name="T10" style:family="text">
      <style:text-properties fo:font-weight="bold" officeooo:rsid="001958ec" style:font-weight-asian="bold" style:font-weight-complex="bold"/>
    </style:style>
    <style:style style:name="T11" style:family="text">
      <style:text-properties officeooo:rsid="0030fa42"/>
    </style:style>
    <style:style style:name="T12" style:family="text">
      <style:text-properties officeooo:rsid="00327107"/>
    </style:style>
    <style:style style:name="T13" style:family="text">
      <style:text-properties officeooo:rsid="0034d2ad"/>
    </style:style>
    <style:style style:name="T14" style:family="text">
      <style:text-properties officeooo:rsid="00375d73"/>
    </style:style>
    <style:style style:name="T15" style:family="text">
      <style:text-properties officeooo:rsid="0038fc54"/>
    </style:style>
    <style:style style:name="T16" style:family="text">
      <style:text-properties officeooo:rsid="003adf4c"/>
    </style:style>
    <style:style style:name="T17" style:family="text">
      <style:text-properties officeooo:rsid="003cb17b"/>
    </style:style>
    <style:style style:name="T18" style:family="text">
      <style:text-properties officeooo:rsid="003e3e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ésentation d<text:span text:style-name="T1">u site</text:span> « Cuisine du CNAM »</text:p>
      <text:p text:style-name="P1"/>
      <text:p text:style-name="P1"/>
      <text:p text:style-name="P1"/>
      <text:p text:style-name="P1"><text:tab/><text:span text:style-name="T9">« </text:span><text:span text:style-name="T10">Cuisine du CNAM »</text:span><text:span text:style-name="T2"> est un site permettant de consulter et de publier des recettes de cuisine.</text:span></text:p>
      <text:p text:style-name="P2">Sur ce site, l'internaute pourra :</text:p>
      <text:p text:style-name="P2"/>
      <text:p text:style-name="P2"/>
      <text:p text:style-name="P2">- Consulter les recettes de cuisine publiées par les membres du site.</text:p>
      <text:p text:style-name="P2"/>
      <text:p text:style-name="P2"/>
      <text:p text:style-name="P2">- Créer un compte pour être membre du site et ainsi pouvoir publier à son tour des recettes de cuisines.</text:p>
      <text:p text:style-name="P2"/>
      <text:p text:style-name="P23"><text:soft-page-break/>La page d'accueil</text:p>
      <text:p text:style-name="P3"/>
      <text:p text:style-name="P3"/>
      <text:p text:style-name="P3"/>
      <text:p text:style-name="P3"><text:tab/>Cette page se compose de plusieurs éléments :</text:p>
      <text:p text:style-name="P3"/>
      <text:p text:style-name="P3">- Une en-tête avec le logo cliquable qui renvoie toujours à la page d'accueil, le titre de la page, ainsi qu'un menu permettant de choisir une catégorie de recette à lister.</text:p>
      <text:p text:style-name="P3">- Un petit panneau latéral à gauche permettant aux membres de s'identifier, de créer un compte pour devenir membre. Si un membre est identifié, il peut accéder aux information de son compte, créer une recette et lister ses recettes.</text:p>
      <text:p text:style-name="P3">- <text:span text:style-name="T3">Un panneau central affiche le début d'une recette au hasard.</text:span></text:p>
      <text:p text:style-name="P3">- <text:span text:style-name="T3">Un pied de page qui permet de revenir à la page d'accueil.</text:span></text:p>
      <text:p text:style-name="P3"/>
      <text:p text:style-name="P4"><text:tab/>A noter que l'en-tête, le petit panneau latéral gauche ainsi que le pied de page sont communs à la <text:span text:style-name="T4">plupart</text:span> des pages du site.</text:p>
      <text:p text:style-name="P25"><text:soft-page-break/>Liste des recettes</text:p>
      <text:p text:style-name="P20"/>
      <text:p text:style-name="P20"/>
      <text:p text:style-name="P20"><text:span text:style-name="T5"><text:tab/>La page de liste des recettes est accessible grâce au menu des catégories.</text:span></text:p>
      <text:p text:style-name="P20"><text:span text:style-name="T5"><text:tab/>Cette page est quasiment identique </text:span><text:span text:style-name="T6">à la page d'accueil à la différence qu'il y a deux panneaux avant la recette au hasard :</text:span></text:p>
      <text:p text:style-name="P20"><text:span text:style-name="T6">- Un panneau qui affiche le critère de recherche (la catégorie et/ou la sous catégorie)</text:span></text:p>
      <text:p text:style-name="P20"><text:span text:style-name="T6">- Un panneau qui liste les dix premières recettes correspondantes au critère de recherche.</text:span></text:p>
      <text:p text:style-name="P21"><text:span text:style-name="T5"><text:tab/>Les recettes suivantes sont accessibles grâce au bouton suivant, et on peut revenir en arrière grâce au bouton précédent.</text:span></text:p>
      <text:p text:style-name="P22"><text:span text:style-name="T5">Enfin, il faut préciser que la recette au hasard est choisi au hasard à partir de la liste des recettes et non à partir de toutes les recettes.</text:span></text:p>
      <text:p text:style-name="P22"/>
      <text:p text:style-name="P31"><text:soft-page-break/>Consultation d'un recette</text:p>
      <text:p text:style-name="P12"/>
      <text:p text:style-name="P12"/>
      <text:p text:style-name="P12"/>
      <text:p text:style-name="P12"><text:tab/><text:span text:style-name="T11">Cette page permet de consulter une recette : son titre, une photo si elle existe, un commentaire s'il existe, les détails (auteur, nombre de personnes, temps de préparation et de cuisson, différentes catégories), la liste des ingrédients, la liste des étapes de préparation et un conseil s'il existe.</text:span></text:p>
      <text:p text:style-name="P12"><text:tab/><text:span text:style-name="T12">Dans le panneau en dessous se trouve le panneau des commentaires : est affiché la liste des éventuel commentaires laissé par les membres.</text:span></text:p>
      <text:p text:style-name="P13">Si l'utilisateur est identifié et qu'il ne consulte pas une de ses propres recette, il pourra laisser un commentaire (ou modifier ou supprimer celui ci s'il existe déjà).</text:p>
      <text:p text:style-name="P7"/>
      <text:p text:style-name="P7"/>
      <text:p text:style-name="P7"/>
      <text:p text:style-name="P28"><text:soft-page-break/>Créer un compte</text:p>
      <text:p text:style-name="P9"/>
      <text:p text:style-name="P9"/>
      <text:p text:style-name="P9"/>
      <text:p text:style-name="P10"><text:tab/>Cette page permet à un nouveau membre de se créer un compte : Un identifiant (unique), un mot de passe, un nom, un prénom, et éventuellement un email et une photo.</text:p>
      <text:p text:style-name="P11"><text:tab/>Contrairement à la plupart des pages, il n'y à pas le menu des catégories, ainsi que le panneau latéral gauch<text:span text:style-name="T8">e.</text:span></text:p>
      <text:p text:style-name="P11"/>
      <text:p text:style-name="P11"/>
      <text:p text:style-name="P11"/>
      <text:p text:style-name="P11"/>
      <text:p text:style-name="P11"/>
      <text:p text:style-name="P11"/>
      <text:p text:style-name="P11"/>
      <text:p text:style-name="P11"/>
      <text:p text:style-name="P11"/>
      <text:p text:style-name="P29"><text:soft-page-break/>Création d'un<text:span text:style-name="T13">e</text:span> recette</text:p>
      <text:p text:style-name="P30"/>
      <text:p text:style-name="P30"/>
      <text:p text:style-name="P30"><text:span text:style-name="T7"><text:tab/>Cette page permet à un membre identifié de créer une recette : Un titre, éventuellement une photo, éventuellement un commentaire, des détailles (nombre de personnes, temps de préparation et de cuissons, différentes catégories), une liste d'ingrédient, une liste d'étapes de préparation, et éventuellement un conseil.</text:span></text:p>
      <text:p text:style-name="P30"/>
      <text:p text:style-name="P30"/>
      <text:p text:style-name="P30"/>
      <text:p text:style-name="P30"/>
      <text:p text:style-name="P26"/>
      <text:p text:style-name="P26"><text:soft-page-break/>Liste des recettes d'un utilisateur</text:p>
      <text:p text:style-name="P5"/>
      <text:p text:style-name="P5"/>
      <text:p text:style-name="P5"/>
      <text:p text:style-name="P6"><text:tab/>La liste des recettes d'un utilisateur n'est accessible que si l'utilisateur est identifié.</text:p>
      <text:p text:style-name="P8"><text:tab/>Cette page fonctionne exactement comme la page de liste des recettes à la différence que ça ne concerne que les recettes du membre :</text:p>
      <text:p text:style-name="P8">- Le filtrage des recettes par catégorie et sous catégories ne concerne que ses propres recettes.</text:p>
      <text:p text:style-name="P8">-La recette au hasard ne concerne aussi que ses propres recettes.</text:p>
      <text:p text:style-name="P8"/>
      <text:p text:style-name="P8"/>
      <text:p text:style-name="P8"/>
      <text:p text:style-name="P8"/>
      <text:p text:style-name="P8"/>
      <text:p text:style-name="P8"/>
      <text:p text:style-name="P32"><text:soft-page-break/>Consulter un compte</text:p>
      <text:p text:style-name="P14"/>
      <text:p text:style-name="P14"/>
      <text:p text:style-name="P14"/>
      <text:p text:style-name="P14"><text:tab/>Un utilisateur identifié peut consulter son compte sur cette page et il peut voir les informations suivantes : son identifiant, sa photo si elle existe, son nom, son prénom, son email s'il existe.</text:p>
      <text:p text:style-name="P14"><text:tab/>A partir de cette page le membre pourra détruire ou modifier son compte. Si il détruit son compte, il pourra (par défaut) laisser ses recettes à l'administrateur au lieu de toutes les détruire.</text:p>
      <text:p text:style-name="P14"/>
      <text:p text:style-name="P14"/>
      <text:p text:style-name="P14"/>
      <text:p text:style-name="P14"/>
      <text:p text:style-name="P14"/>
      <text:p text:style-name="P14"/>
      <text:p text:style-name="P14"/>
      <text:p text:style-name="P14"/>
      <text:p text:style-name="P32"><text:soft-page-break/>Modifier un com<text:span text:style-name="T14">p</text:span>te</text:p>
      <text:p text:style-name="P14"/>
      <text:p text:style-name="P14"/>
      <text:p text:style-name="P14"/>
      <text:p text:style-name="P15"><text:tab/><text:span text:style-name="T15">Cette page ressemble énormément à la page de création de compte, à la seul différences que les informations sont dans les champs de texte.</text:span></text:p>
      <text:p text:style-name="P14"><text:tab/>Un membre pourra modifier les différentes information<text:span text:style-name="T16">s</text:span> de son compte : son identifiant, un nouveau mot de passe, son nom, son prénom, son email, et il pourra ajouter ou remplacer une photo, ou pourra détruire sa photo si elle existe.</text:p>
      <text:p text:style-name="P14"/>
      <text:p text:style-name="P14"/>
      <text:p text:style-name="P14"/>
      <text:p text:style-name="P14"/>
      <text:p text:style-name="P14"/>
      <text:p text:style-name="P14"/>
      <text:p text:style-name="P14"/>
      <text:p text:style-name="P33"><text:soft-page-break/>Modifier une recette</text:p>
      <text:p text:style-name="P16"/>
      <text:p text:style-name="P16"/>
      <text:p text:style-name="P16"/>
      <text:p text:style-name="P16"><text:tab/>Cette page ressemble énormément à la page de création de recette, à la seul différence que les informations sont dans les champs de texte.</text:p>
      <text:p text:style-name="P16"><text:tab/>Un membre pourra modifier les différentes informations d'une de ses recettes : son titre, ajouter ou modifier une photo ou détruire sa photo si elle existe, ses commentaires, ses détailles (nombre de personnes, temps de préparation et de cuisson, les différentes catégories), sa liste d'ingrédients, sa liste d'étapes de préparation, et ses conseils.</text:p>
      <text:p text:style-name="P16"/>
      <text:p text:style-name="P16"/>
      <text:p text:style-name="P16"/>
      <text:p text:style-name="P16"/>
      <text:p text:style-name="P16"/>
      <text:p text:style-name="P34"><text:soft-page-break/>Lister les membres</text:p>
      <text:p text:style-name="P17"/>
      <text:p text:style-name="P17"/>
      <text:p text:style-name="P17"/>
      <text:p text:style-name="P17"><text:tab/>Lorsque l'administrateur est identifié, il peut accéder à la page de listage des membres du site.</text:p>
      <text:p text:style-name="P17"><text:tab/>Cette page affiche une liste de liens dans lesquels sont écrits les identifiants ainsi que les noms et prénoms des membres.</text:p>
      <text:p text:style-name="P17">Cliquer sur un de ces liens fait en sorte que l'utilisateur choisi est identifié automatiquement (sans avoir besoin de son mot de passe). Ainsi, on peut aisément détruire ou modifier le compte, et aussi ses recettes.</text:p>
      <text:p text:style-name="P17"/>
      <text:p text:style-name="P17"/>
      <text:p text:style-name="P17"/>
      <text:p text:style-name="P17"/>
      <text:p text:style-name="P17"/>
      <text:p text:style-name="P17"/>
      <text:p text:style-name="P27"><text:soft-page-break/>Gestion des catégories</text:p>
      <text:p text:style-name="P18"/>
      <text:p text:style-name="P18"/>
      <text:p text:style-name="P18"/>
      <text:p text:style-name="P18"><text:tab/><text:span text:style-name="T17">Lorsque l'administrateur est identifié, il peut accéder à la page de </text:span>gestion des catégories.</text:p>
      <text:p text:style-name="P18"><text:tab/><text:span text:style-name="T18">A partir de cette page, il pourra ajouter, modifier ou supprimer des catégories, des sous catégories, des catégories de prix et des catégories de difficulté.</text:span></text:p>
      <text:p text:style-name="P19">Les recettes des catégories supprimées sont misent à la catégorie par défaut qui n'est pas supprim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bykoub </meta:initial-creator>
    <meta:creation-date>2016-06-14T12:19:40.996179119</meta:creation-date>
    <meta:generator>LibreOffice/4.2.8.2$Linux_X86_64 LibreOffice_project/420m0$Build-2</meta:generator>
    <dc:date>2016-06-14T13:31:55.998136075</dc:date>
    <dc:creator>Koubykoub </dc:creator>
    <meta:editing-duration>PT1H10M29S</meta:editing-duration>
    <meta:editing-cycles>37</meta:editing-cycles>
    <meta:document-statistic meta:table-count="0" meta:image-count="0" meta:object-count="0" meta:page-count="12" meta:paragraph-count="50" meta:word-count="931" meta:character-count="5546" meta:non-whitespace-character-count="4642"/>
  </office:meta>
</office:document-meta>
</file>